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ogene_infill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emplissage_linéa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 ligne Totale (parametre) :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 ligne d’interet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sse Totale (g)</text:p>
          </table:table-cell>
          <table:table-cell office:value-type="float" office:value="5.02" calcext:value-type="float">
            <text:p>5,02</text:p>
          </table:table-cell>
          <table:table-cell office:value-type="float" office:value="5.28" calcext:value-type="float">
            <text:p>5,28</text:p>
          </table:table-cell>
          <table:table-cell office:value-type="float" office:value="5.75" calcext:value-type="float">
            <text:p>5,75</text:p>
          </table:table-cell>
          <table:table-cell office:value-type="float" office:value="6.07" calcext:value-type="float">
            <text:p>6,07</text:p>
          </table:table-cell>
          <table:table-cell office:value-type="float" office:value="6.52" calcext:value-type="float">
            <text:p>6,52</text:p>
          </table:table-cell>
          <table:table-cell office:value-type="float" office:value="6.77" calcext:value-type="float">
            <text:p>6,77</text:p>
          </table:table-cell>
          <table:table-cell office:value-type="float" office:value="7.16" calcext:value-type="float">
            <text:p>7,1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Densité (g/m⁻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ule de You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…..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Masse d’une ligne <text:s/>: </text:p>
          </table:table-cell>
          <table:table-cell office:value-type="string" calcext:value-type="string">
            <text:p>A compl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face de la section (mm²): </text:p>
          </table:table-cell>
          <table:table-cell table:formula="of:=[.B31]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vage_triangulaire 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 de branche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 Totale (g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sité (g/m⁻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ueur maximale (mm)</text:p>
          </table:table-cell>
          <table:table-cell table:number-columns-repeated="5"/>
          <table:table-cell office:value-type="string" calcext:value-type="string">
            <text:p>Données expérimen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 maximale d’elasticité (Mpa)</text:p>
          </table:table-cell>
          <table:table-cell table:number-columns-repeated="5"/>
          <table:table-cell office:value-type="string" calcext:value-type="string">
            <text:p>Données expérimen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 maximale de rupture (Mpa)</text:p>
          </table:table-cell>
          <table:table-cell table:number-columns-repeated="5"/>
          <table:table-cell office:value-type="string" calcext:value-type="string">
            <text:p>Données expérimen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ngement relatif</text:p>
          </table:table-cell>
          <table:table-cell table:formula="of:=([.B17]-[.$B24])/[.$B28]" office:value-type="float" office:value="-1.875" calcext:value-type="float">
            <text:p>-1,875</text:p>
          </table:table-cell>
          <table:table-cell table:formula="of:=([.C17]-[.$B24])/[.$B28]" office:value-type="float" office:value="-1.875" calcext:value-type="float">
            <text:p>-1,875</text:p>
          </table:table-cell>
          <table:table-cell table:formula="of:=([.D17]-[.$B24])/[.$B28]" office:value-type="float" office:value="-1.875" calcext:value-type="float">
            <text:p>-1,875</text:p>
          </table:table-cell>
          <table:table-cell table:formula="of:=([.E17]-[.$B24])/[.$B28]" office:value-type="float" office:value="-1.875" calcext:value-type="float">
            <text:p>-1,875</text:p>
          </table:table-cell>
          <table:table-cell table:formula="of:=([.F17]-[.$B24])/[.$B28]" office:value-type="float" office:value="-1.875" calcext:value-type="float">
            <text:p>-1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e de Young (Mpa)</text:p>
          </table:table-cell>
          <table:table-cell table:formula="of:=[.B18]/[.B20]" office:value-type="float" office:value="-0" calcext:value-type="float">
            <text:p>0</text:p>
          </table:table-cell>
          <table:table-cell table:formula="of:=[.C18]/[.C20]" office:value-type="float" office:value="-0" calcext:value-type="float">
            <text:p>0</text:p>
          </table:table-cell>
          <table:table-cell table:formula="of:=[.D18]/[.D20]" office:value-type="float" office:value="-0" calcext:value-type="float">
            <text:p>0</text:p>
          </table:table-cell>
          <table:table-cell table:formula="of:=[.E18]/[.E20]" office:value-type="float" office:value="-0" calcext:value-type="float">
            <text:p>0</text:p>
          </table:table-cell>
          <table:table-cell table:formula="of:=[.F18]/[.F2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actéristiques de l’eprouvette 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ngueur totale (mm)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ur totale (mm)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eur totale (mm)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tion aux extremités (mm²)</text:p>
          </table:table-cell>
          <table:table-cell table:formula="of:=[.B25]*[.B26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ueur soumise à la traction (mm)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ur soumise à la traction (mm)</text:p>
          </table:table-cell>
          <table:table-cell office:value-type="float" office:value="12.5" calcext:value-type="float">
            <text:p>1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eur soumise à la traction (mm)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tion soumise à la traction (mm²)</text:p>
          </table:table-cell>
          <table:table-cell table:formula="of:=[.B29]*[.B30]" office:value-type="float" office:value="50" calcext:value-type="float">
            <text:p>50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4:54:12.399953753</meta:creation-date>
    <dc:date>2024-11-17T18:16:24.223000000</dc:date>
    <meta:editing-duration>PT47M43S</meta:editing-duration>
    <meta:editing-cycles>3</meta:editing-cycles>
    <meta:generator>LibreOffice/7.6.0.3$Windows_X86_64 LibreOffice_project/69edd8b8ebc41d00b4de3915dc82f8f0fc3b6265</meta:generator>
    <meta:document-statistic meta:table-count="2" meta:cell-count="79" meta:object-count="0"/>
  </office:meta>
</office:document-meta>
</file>